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text-line-through-style="solid" style:font-name="Times New Roman"/>
    </style:style>
    <style:style style:name="T5" style:family="text">
      <style:text-properties style:text-line-through-style="solid" style:text-position="0% 100%" style:font-name="Times New Roman"/>
    </style:style>
    <style:style style:name="T6" style:family="text">
      <style:text-properties style:text-line-through-style="solid" style:text-position="0% 100%" style:font-name="Times New Roman" style:text-underline-style="none"/>
    </style:style>
    <style:style style:name="T7" style:family="text">
      <style:text-properties style:text-line-through-style="none" style:font-name="Times New Roman"/>
    </style:style>
    <style:style style:name="T8" style:family="text">
      <style:text-properties style:text-line-through-style="none" style:text-position="super 58%" style:font-name="Times New Roman"/>
    </style:style>
    <style:style style:name="T9" style:family="text">
      <style:text-properties style:text-line-through-style="none" style:text-position="0% 100%" style:font-name="Times New Roman"/>
    </style:style>
    <style:style style:name="T10" style:family="text">
      <style:text-properties style:text-line-through-style="none" style:text-position="0% 100%" style:font-name="Times New Roman" style:text-underline-style="solid" style:text-underline-width="auto" style:text-underline-color="font-color"/>
    </style:style>
    <style:style style:name="T11" style:family="text">
      <style:text-properties style:text-line-through-style="none" style:text-position="0% 100%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12_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1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2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[Hebrew]/</text:p>
      <text:p text:style-name="P7"/>
      <text:p text:style-name="P7">For Sabbath Beshalach/</text:p>
      <text:p text:style-name="P7">including/</text:p>
      <text:p text:style-name="P7">some pertinent remarks on the/</text:p>
      <text:p text:style-name="P7">character of Ab Finzi/</text:p>
      <text:p text:style-name="P7">late Shamosh/</text:p>
      <text:p text:style-name="P7">of the Congregation/</text:p>
      <text:p text:style-name="P7"/>
      <text:p text:style-name="P6">[Page 1]</text:p>
      <text:p text:style-name="P6">"He called the name of the place Massah and/ Memb<text:span text:style-name="T2">à</text:span><text:span text:style-name="T3">h, because of the quarelling[sic!] of the children/ of Israel, and because they tempted the Lord, saying:/ [Hebrew] "Is the Lord among us, or not?" <text:s/>Then/ came Amalek, and fought against Israel in Rephidim."/ <text:s/>These two sentences apparently disconnected, gave the/ imaginative minds of our ancient Teachers, full/ scope for adding another parable to the </text:span><text:span text:style-name="T4">sl</text:span><text:span text:style-name="T7"> rich/ store of </text:span><text:span text:style-name="T4">the</text:span><text:span text:style-name="T7"> Talmudical allegories. <text:s/>Hear it, my brethren!/ <text:s/>A man had a son, whom, from pure affection, he </text:span><text:span text:style-name="T4">bore</text:span><text:span text:style-name="T7"> covered in his/ arm, and conducted carefully every where. <text:s/>If the/ child, expressed the desire to possess a certain object,/ the kindly father promptly procured it. <text:s/>And that/ he did not once, but many times. <text:s/>The son, however,/ accustomed to being so pampered, forgot even the/ presence of him, who afforded all the pleasures enjoyed./ <text:s/>While immediately under paternal protection, he inquired/ of </text:span><text:soft-page-break/><text:span text:style-name="T7">an acquaintance, whither he knew where his father/ could have gone. <text:s/>He was looked upon as demented,/ for, it was naturally inferred that only insanity/</text:span></text:p>
      <text:p text:style-name="P6"><text:span text:style-name="T7"/></text:p>
      <text:p text:style-name="P6"><text:span text:style-name="T7">[Page 2]</text:span></text:p>
      <text:p text:style-name="P6"><text:span text:style-name="T7">could have prompted [inserted above: </text:span><text:span text:style-name="T4">inated</text:span><text:span text:style-name="T7"> suggested] the question; but the parent/ provoked to anger, loosened his hold. <text:s/>The son/ fell. <text:s/>Left undefended, he was bitten by a dog./ <text:s/>That is the parable. <text:s/>The following is the interpretation/ thereof. <text:s/>[Inserted above: You readily understand the/ application.] <text:s/>The benevolent father represents Al-/-mighty God. <text:s/>The ungrateful son typifies Israel./ <text:s/>The slaves of Egypt had been set at large. <text:s/>Their/ Divine Liberator cast His powerful shield around/ their existence. <text:s/>The heavens were made to mi-/-nister to their comfort. <text:s/>Benign clouds accom-/-panied the enfranchised bondmen in their journeys./ <text:s/>They guided, illumined, and shaded the arid paths/ they trod. <text:s/>The sky daily rained down their/ nutriment; and winged [?] swiftly descended/ to offer the favored of the Lord a delicious repast./ <text:s/>For, as the archprophet sung when describing the/ love of God for His redeemed people; "He encircled/ him, He watched him, He guarded him as the/ apple of His eye." <text:s/>But after his necessities/ had been so </text:span><text:span text:style-name="T4">as</text:span><text:span text:style-name="T7"> amply provided for, Israel grew/ wanton. <text:s/>He incredulously asked [Hebrew]/ <text:s/>"Is the Lord among us, or not?" <text:s/>The outraged/</text:span></text:p>
      <text:p text:style-name="P6"><text:span text:style-name="T7"/></text:p>
      <text:p text:style-name="P6"><text:span text:style-name="T7">[Page 3]</text:span></text:p>
      <text:p text:style-name="P6"><text:span text:style-name="T7">Father, removed then His protecting shield. <text:s/>The/ froward son was exposed to the onslaught of Amalek/ [Hebrew] that enemy, who, as his names denotes, sought/ to lick, like a dog the blood of sinful Israel./ <text:s/>Dear Brethren! <text:s/>You have clearly understood the lesson/ purposed to be conveyed in the figurative language of/ our Sages. <text:s/>Punishment is at the heels of sin. <text:s/>So/ long as we lean upon the arm of God for support;/ and acknowledge His omnipresence, we are safe./ <text:s/>Our wants will be fulfilled, and mishaps averted. <text:s/>But/ the instant we relinquish faith, and throw doubts/ on the existence of an ever watchful Providence, then/ we ourselves stir up the evil that will befall us;/ that Amalek, who smites</text:span><text:span text:style-name="T8">2</text:span><text:span text:style-name="T9"> and attacks</text:span><text:span text:style-name="T8">1</text:span><text:span text:style-name="T9"> [Hebrew] "all/ the feeble", those who are of little faith, those who/ waver about their religious convictions, and skeptically/ ask [Hebrew] "Is the Lord among us or not?"/ <text:s/>This truth which pervades the pages of Holy Writ,/ is illustrated, according to the opinion of our Rabbins, by/ the proximity of the two sentences I have quoted from our Parasha./</text:span></text:p>
      <text:p text:style-name="P6"><text:span text:style-name="T9"/></text:p>
      <text:p text:style-name="P6"><text:span text:style-name="T9">[Page 4]</text:span></text:p>
      <text:p text:style-name="P6"><text:span text:style-name="T9">And as we read how Israel of yore became/ guilty of incredulity </text:span><text:span text:style-name="T5">nt</text:span><text:span text:style-name="T9"> notwithstanding the/ constant miracles witnessed, we will be apt to censure/ their demeanour. <text:s/>We will even venture to assert that/ it would be impossible for us, under similar cir-/-cumstances to commit a trespass of that character./ <text:s/>Now, I will not palliate the offence perpetrated/ by our ancestors. <text:s/>It was heinous; and their inspired/ leader deemed it so, when he exclaimed "Why chide ye/ with me, wherefore will ye tempt the Lord."? <text:s/>But/ the occasion which prompted it was such </text:span><text:span text:style-name="T5">that</text:span><text:span text:style-name="T9"> as </text:span><text:span text:style-name="T5">apt</text:span><text:span text:style-name="T9"> to/ tried men's souls. <text:s/>Hunger and thirst are ill-advisers./ <text:s/>When keenly felt they will very nigh drive to madness./ <text:s/>An entire people, travelling[sic!] through inhospitable/ regions, lacked water. <text:s/>They ought, you say, to have/ trusted in their celestial Liberator. <text:s/>They ought to/ have prayed, instead of murmuring. <text:s/>They ought to/ have supplicated, rather than imperiously demand./ <text:s/>For, whatever man enjoys here below is but a gift from/ the Creator and Ruler of nature. It is even so./ <text:s/>But after all what they asked for, was indispensable/ to sustain life. <text:s/>I judge that their sin would have/</text:span></text:p>
      <text:p text:style-name="P6"><text:span text:style-name="T9"/></text:p>
      <text:p text:style-name="P6"><text:span text:style-name="T9">[Page 5]</text:span></text:p>
      <text:p text:style-name="P6"><text:span text:style-name="T9">been tenfold more grievous, if they had complained for/ want of luxuries. <text:s/>If they had upbraided Moses, and/ tempted the Lord, in order to obtain a spacious dwelling/ in the wilderness, chariots and horses and a train of/ attendants. <text:s/>Yet, many of us, will utter reproachful/ words against the Almighty, though possessed of an/ overabundance of the goods of the world. <text:s/>Let a/ scheme from which we anticipated to </text:span><text:soft-page-break/><text:span text:style-name="T9">realize much/ prove abortive, and we become perfectly oblivious of/ all the divine gifts hitherto received. <text:s/>We forget then/ that if the sky does not pour down manna, nor/ does the word drive quails to our direction, that we may/ gather then with ease, a rich table is spread out/ for us every morning. <text:s/>We forget that whereas our/ ancestors fed mainly upon one substance, we can/ lay our head on a variety of provisions. <text:s/>That whereas/ our forefathers pitched rude tents in a howling desert, and/ were surrounded by inimical tribes, we dwell in/ commodious, and oftentimes gorgeous habitations, and/ stand not in dread of a lurking foe./</text:span></text:p>
      <text:p text:style-name="P6"><text:span text:style-name="T9"/></text:p>
      <text:p text:style-name="P6"><text:span text:style-name="T9">[Page 6]</text:span></text:p>
      <text:p text:style-name="P6"><text:span text:style-name="T9">The priceless blessings we enjoy, but to which/ they were strangers, are lost sight of; and incited/ by ignoble feelings, we despondingly ask [Hebrew]/ "Is the Lord among us or not?" <text:s/>Why have other men's/ efforts been crowned with success, and ours have/ earned for us only disappointments?" <text:s/>Brethren!/ <text:s/>Has not the bulwark of your faith been occasionally/ set upon by disbelief? <text:s/>Have you not, when failed/ in some of your designs thus tempted the Lord?/ <text:s/>Would I could think that at no period of your exis-/-tence the shadows of skepticism darkened the regions/ of your intellect! <text:s/>That you have always felt the/ arm of the Lord environ your existence, and/ you have cleaved thereto despite deluded hopes!/ <text:s/>But I should add falsehood to flattery, if I described you/ so righteous. <text:s/>For, I know that some of you amid the fraction/ of numberless blessings, murmur and bewail their fate./ <text:s/>They would; be the first to stigmatize our predecessors as/ unbelievers. <text:s/>To declare that the assault of Amalek, was a/ requital well meted out. <text:s/>But they do not reflect upon their/ own wavering. <text:s/>They do not reflect upon the unjust claims/ they lay </text:span><text:span text:style-name="T5">for</text:span><text:span text:style-name="T9"> to a double portion of celestial boons. <text:s/>They/</text:span></text:p>
      <text:p text:style-name="P6"><text:span text:style-name="T9"/></text:p>
      <text:p text:style-name="P6"><text:span text:style-name="T9">[Page 7]</text:span></text:p>
      <text:p text:style-name="P6"><text:span text:style-name="T9">heed not--because it applies to themselves the/ lesson, which teaches that, punishment is at the heels/ of sin, and none is so severe as that caused by ingratitude./ <text:s/>To use a phrase, which thick books revered by the/ gentiles have borrowed from the Talmud "they behold/ the mote in their brother's eye, but </text:span><text:span text:style-name="T5">consider</text:span><text:span text:style-name="T9"> perceive not/ the beam in their </text:span><text:span text:style-name="T10">own</text:span><text:span text:style-name="T11"> eyes." <text:s/>Yes, Dear hearers!/ <text:s/>Ere we cast obloquy on our neighbor's conduct,/ let us consult our feelings and tendencies, examine/ how we would have acted if placed under circumstances/ precisely alike. <text:s/>Then we will learn to be more/ charitable in our judgment towards our fellow-mor-/-tals, more contented with our lot</text:span><text:span text:style-name="T6">s</text:span><text:span text:style-name="T11">, more grateful/ to Providence. <text:s/>Never will we, because our plans/ were frustrated, skeptically cry [Hebrew]/ "Is the Lord among us or not?"./</text:span></text:p>
      <text:p text:style-name="P6"><text:span text:style-name="T11">But though comparatively few are they who/ so govern their conduct, still the human family/ maintains its dignity through its righteous/ members. <text:s/>We all have met with such in our/ walks of life. <text:s/>To them would I direct your attention./ <text:s/>They are the beacon, on which I would fain you look, when/ tossed upon a sea of misgivings and misapprehensions./</text:span></text:p>
      <text:p text:style-name="P6"><text:span text:style-name="T11"/></text:p>
      <text:p text:style-name="P6"><text:span text:style-name="T11">[Page 8]</text:span></text:p>
      <text:p text:style-name="P6"><text:span text:style-name="T11">God who employes humble means to accomplish/ noble ends, placed one of those shining lights/ before your vision, in the character of your late/ faithful servant. <text:s/>While yet clothed in/ flesh, I contemplated him in silent admiration./ <text:s/>While that which was mortal, laid before us,/ I respected his injunction, and forbore to rehearse</text:span><text:span text:style-name="T6">d not</text:span><text:span text:style-name="T11"> his praise./ <text:s/>But now that he has exchanged the material for/ the spiritual, I </text:span><text:span text:style-name="T10">may</text:span><text:span text:style-name="T11"> exhibit his demeanour as/ a model, which you should copy. <text:s/>Forgive,/ O sainted being, thy minister and friend, if he/ trespasses against thy modesty, by showing this/ people thou hast loved, how they should live and die./ <text:s/>For, rare is the example thou set forth. <text:s/>Its presen-/-tation may be fruitful of good results./ <text:s/>Abraham Finzi was a bright illustration of the/ Rabbinical maxim that "man's character elevates/ his position." <text:s/>In his youthful year, he had acquired/ a high reputation and a competence. <text:s/>When he/ chose America for his abode, he did not imagine/ that to act as sexton of the congregation Mikve/ Israel; would be for him an acceptable occupation./</text:span></text:p>
      <text:p text:style-name="P6"><text:span text:style-name="T11"/></text:p>
      <text:p text:style-name="P6"><text:soft-page-break/><text:span text:style-name="T11">[Page 9]</text:span></text:p>
      <text:p text:style-name="P6"><text:span text:style-name="T11">But fortune refused to smile on his commercial/ enterprises. <text:s/>His industry and unsurpassing probity/ did not save his substance. <text:s/>Reverses swept it/ away. <text:s/>Bowing to the will of the Disposer of all/ wants, he then exclaimed, "the Lord gave, and the Lord/ hath taken away, may the name of the Lord be/ blessed." <text:s/>Everything was not lost. <text:s/>His intellect/ had been cultivated. <text:s/>His manners were polished./ <text:s/>Surely, the elegance of his penmanship, and his ability/ as a computist, must needs command a lucrative/ situation. <text:s/>But an infirmity early contracted, grew/ worse with advancing age. <text:s/>A difficulty in hearing/ precluded the possibility of his earning a liberal/ subsistence by his knowledge. <text:s/>Our lofty-minded/ coreligionist did not therefore sink into despair. <text:s/>Trusting/ in that God, on whose arm the whole creation hangs/ for support, he bore </text:span><text:span text:style-name="T6">residudl</text:span><text:span text:style-name="T11"> resignedly many/ privations, until it was your good fortune, O my/ congregation, to secure the services of one so faithful,/ so courteous, so estimable, so purely religious./ <text:s/>With what ease he moved about! <text:s/>With what precision/</text:span></text:p>
      <text:p text:style-name="P6"><text:span text:style-name="T11"/></text:p>
      <text:p text:style-name="P6"><text:span text:style-name="T11">[Page 10]</text:span></text:p>
      <text:p text:style-name="P6"><text:span text:style-name="T11">he discharged his multifarious duties! <text:s/>How even/ his temper in any emergency! <text:s/>How bland his/ language with all! <text:s/>But the virtue of/ of[sic!] my deceased friend, was not fully developped[sic!],/ until the inscrutable decree of the Omnipotent sentenced/ him to lie upon the couch of sickness for three/ long years. <text:s/>I have advisedly said "the virtue,"/ for that word implies </text:span><text:span text:style-name="T10">strength</text:span><text:span text:style-name="T11">. <text:s/>Not htat of the body, in/ which the irrational creatures far exceed the rational;/ but that of the soul. <text:s/>That strength which enables/ man to endure tortures without a murmur. <text:s/>That/ strength which enables man to bear with an/ unruffled spirit, a sore disease to which he knows/ there is no cure. <text:s/>That strength, which familiarizes/ man with death. <text:s/>Such strength Abraham/ Finzi fully possessed. <text:s/>In the paroxysms of/ his </text:span><text:span text:style-name="T6">dispen</text:span><text:span text:style-name="T11"> distemper, </text:span><text:span text:style-name="T6">hed</text:span><text:span text:style-name="T11"> he did not once turn/ to his ministering angel--the devoted wife--/ and despondingly ask [Hebrew] "Is the/ Lord among us or not?" <text:s/>Never: he called/ of a God who afflicts, but comforts, to be at/</text:span></text:p>
      <text:p text:style-name="P6"><text:span text:style-name="T11"/></text:p>
      <text:p text:style-name="P6"><text:span text:style-name="T11">[Page 11]</text:span></text:p>
      <text:p text:style-name="P6"><text:span text:style-name="T11">his right hand, that his faith might be sustained./ <text:s/>Thou has gone to thy eternal home, O patrons of/ virtue! but the sufferings thou borest on earth/ will yield blessings, if we thy survivors, well/ learn therefrom to practice righteousness. <text:s/>Aye, my/dear hearers! let us study that character, for, it/ contains a treasure of useful knowledge. <text:s/>Let us/ reflect therein, though we did not meet it in/ the highest walks of life, for, it is nevertheless/ exceedingly noble./</text:span></text:p>
      <text:p text:style-name="P6"><text:span text:style-name="T11">And you, my dear Bar Mitzvah, ponder on the/ life I have faintly delineated. <text:s/>You may derive/ healthful instruction. <text:s/>Imprint this truth on/ your mind, my beloved young friend. <text:s/>To be happy, is/ to be good. <text:s/>Riches and the applause of the/ world are things to be desired, but in the hour/ of trials they will be powerless. <text:s/>Religious principles/ alone will then assuage our sorrows, infuse within/ us a calm, a </text:span><text:span text:style-name="T10">celestial serenity</text:span><text:span text:style-name="T11">. <text:s/>With the deepest/ sincerity I wish you an existence free from all/ ailments, a prosperous career, the exaltation of/</text:span></text:p>
      <text:p text:style-name="P6"><text:span text:style-name="T11"/></text:p>
      <text:p text:style-name="P6"><text:span text:style-name="T11">[Page 12]</text:span></text:p>
      <text:p text:style-name="P6"><text:span text:style-name="T11">your standing, and the perpetration of your/ name. <text:s/>But if it be the will of your Father/ in heaven to try your faith, remember the lesson/ I have placed this day before your vision./ <text:s/>I have an almost sure guarantee that you will/ cling to religious principles; for, parental precept/ inculcates them; parental example will give them/ stability. <text:s/>Waver not. <text:s/>Be aware of those who are/ wise above the law. <text:s/>Keep within its holy bounds./ <text:s/>You will never then incredulously ask [Hebrew]/ "Is the Lord among us or not?" <text:s/>You will see your/ God every where. <text:s/>You will see Him above and below./ <text:s/>You will see Him in every step in advance you/ will take towards the improvement of yourself and/ your fellow-mortals. <text:s/>You will </text:span><text:span text:style-name="T6">see</text:span><text:span text:style-name="T11"> feel Him in/ your guileless heart; you will have Him ever present/ before your pure soul. <text:s/>And prompted by gratitude/ for the beneficent God, who made you live to </text:span><text:span text:style-name="T6">see</text:span><text:span text:style-name="T11">/ enjoy this gladsome day, your lips will spontaneously/ sing the praises of Him, who is the source of/ happiness, the Lord of the </text:span><text:soft-page-break/><text:span text:style-name="T11">living and of the/ dead, the hope, and Saviour of his people Israel./</text:span></text:p>
      <text:p text:style-name="P6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03T12:31:28.81</meta:creation-date>
    <meta:document-statistic meta:table-count="0" meta:image-count="0" meta:object-count="0" meta:page-count="6" meta:paragraph-count="94" meta:word-count="2388" meta:character-count="14688"/>
    <dc:date>2012-05-03T15:21:03.99</dc:date>
    <dc:creator>Penn Libraries</dc:creator>
    <meta:editing-duration>PT00H12M41S</meta:editing-duration>
    <meta:editing-cycles>1</meta:editing-cycles>
    <meta:generator>OpenOffice.org/3.2$Win32 OpenOffice.org_project/320m12$Build-9483</meta:generator>
  </office:meta>
</office:document-meta>
</file>